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71d" officeooo:paragraph-rsid="0014b71d"/>
    </style:style>
    <style:style style:name="P2" style:family="paragraph" style:parent-style-name="Standard">
      <style:text-properties officeooo:paragraph-rsid="0014b71d"/>
    </style:style>
    <style:style style:name="P3" style:family="paragraph" style:parent-style-name="Preformatted_20_Text">
      <style:text-properties officeooo:paragraph-rsid="0014b71d"/>
    </style:style>
    <style:style style:name="P4" style:family="paragraph" style:parent-style-name="Preformatted_20_Text">
      <style:paragraph-properties fo:orphans="2" fo:widows="2" fo:text-indent="0in" style:auto-text-indent="fals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</style:style>
    <style:style style:name="T1" style:family="text">
      <style:text-properties officeooo:rsid="0014b71d"/>
    </style:style>
    <style:style style:name="T2" style:family="text">
      <style:text-properties fo:font-variant="normal" fo:text-transform="none" fo:color="#80868b" loext:opacity="100%" fo:font-size="10.5pt" fo:letter-spacing="normal" fo:font-style="italic" fo:font-weight="normal"/>
    </style:style>
    <style:style style:name="T3" style:family="text">
      <style:text-properties fo:font-variant="normal" fo:text-transform="none" fo:color="#0a0a0a" loext:opacity="100%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.py</text:p>
      <text:p text:style-name="P1"/>
      <text:p text:style-name="P1">from config import DB_CONFIG</text:p>
      <text:p text:style-name="P1">from etl.extract import extract_author_data</text:p>
      <text:p text:style-name="P1">from etl.transform import normalize_author</text:p>
      <text:p text:style-name="P1">from etl.load import load_author</text:p>
      <text:p text:style-name="P1"/>
      <text:p text:style-name="P1">def run():</text:p>
      <text:p text:style-name="P1"><text:s text:c="4"/># Simulated API response</text:p>
      <text:p text:style-name="P1"><text:s text:c="4"/>data = {</text:p>
      <text:p text:style-name="P1"><text:s text:c="8"/>"authorId": "118985833",</text:p>
      <text:p text:style-name="P1"><text:s text:c="8"/>"url": "semanticscholar.org/author/118985833",</text:p>
      <text:p text:style-name="P1"><text:s text:c="8"/>"papers": [</text:p>
      <text:p text:style-name="P1"><text:s text:c="12"/># ... simulated paper objects ...</text:p>
      <text:p text:style-name="P1"><text:s text:c="8"/>],</text:p>
      <text:p text:style-name="P1"><text:s text:c="4"/>}</text:p>
      <text:p text:style-name="P1"/>
      <text:p text:style-name="P1"><text:s text:c="4"/>author = extract_author_data(data)</text:p>
      <text:p text:style-name="P1"><text:s text:c="4"/>author = normalize_author(author)</text:p>
      <text:p text:style-name="P1"><text:s text:c="4"/>load_author(author, DB_CONFIG)</text:p>
      <text:p text:style-name="P1"/>
      <text:p text:style-name="P1">if __name__ == "__main__":</text:p>
      <text:p text:style-name="P1"><text:s text:c="4"/>run()</text:p>
      <text:p text:style-name="P1"/>
      <text:p text:style-name="P1">#####################################</text:p>
      <text:p text:style-name="P1"/>
      <text:p text:style-name="P1">#BAsh run with this</text:p>
      <text:p text:style-name="P1">#python main.py</text:p>
      <text:p text:style-name="Standard"/>
      <text:p text:style-name="P1">######################################</text:p>
      <text:p text:style-name="P1"/>
      <text:p text:style-name="P1">config.py</text:p>
      <text:p text:style-name="Standard"/>
      <text:p text:style-name="P2">import os<text:line-break/>DB_CONFIG = {<text:line-break/> <text:s text:c="3"/>"host": os.getenv("DB_HOST", "localhost"),<text:line-break/> <text:s text:c="3"/>"user": os.getenv("DB_USER", "root"),<text:line-break/> <text:s text:c="3"/>"port": 3306,<text:line-break/> <text:s text:c="3"/>"password": os.getenv("DB_PASSWORD", "admin"),<text:line-break/> <text:s text:c="3"/>"database": os.getenv("DB_NAME", "employees")<text:line-break/>}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line-break/><text:span text:style-name="T1">etl.extract:</text:span></text:p>
      <text:p text:style-name="P2"/>
      <text:p text:style-name="P2">def extract_author_data(raw):<text:line-break/> <text:s text:c="3"/>"""<text:line-break/> <text:s text:c="3"/>Extract only the fields we care about from the raw API response.<text:line-break/> <text:s text:c="3"/>"""<text:line-break/> <text:s text:c="3"/>return {<text:line-break/> <text:s text:c="7"/>"author_id": raw.get("authorId"),<text:line-break/> <text:s text:c="7"/>"url": raw.get("url"),<text:line-break/> <text:s text:c="7"/>"papers_count": len(raw.get("papers", [])),<text:line-break/> <text:s text:c="3"/>}<text:line-break/></text:p>
      <text:p text:style-name="P1">etl.transform </text:p>
      <text:p text:style-name="P1"/>
      <text:p text:style-name="P1">def normalize_author(author):<text:line-break/> <text:s text:c="3"/>"""<text:line-break/> <text:s text:c="3"/>Normalize/clean author fields.<text:line-break/> <text:s text:c="3"/>"""<text:line-break/> <text:s text:c="3"/>if not author:<text:line-break/> <text:s text:c="7"/>return author<text:line-break/><text:line-break/> <text:s text:c="3"/>normalized = author.copy()<text:line-break/><text:line-break/> <text:s text:c="3"/>url = normalized.get("url")<text:line-break/> <text:s text:c="3"/>if url and not url.startswith("https://"):<text:line-break/> <text:s text:c="7"/>normalized["url"] = "https://" + url<text:line-break/><text:line-break/> <text:s text:c="3"/>return normalized<text:line-break/></text:p>
      <text:p text:style-name="P1"/>
      <text:p text:style-name="P1">etl.load</text:p>
      <text:p text:style-name="P2"/>
      <text:p text:style-name="P2">from Model import Model <text:s/># absolute import<text:line-break/><text:line-break/>def load_author(data, config):<text:line-break/> <text:s text:c="3"/>"""<text:line-break/> <text:s text:c="3"/>Load a single author record into the 'authors' table.<text:line-break/> <text:s text:c="3"/>"""<text:line-break/> <text:s text:c="3"/>model = Model(table_name="authors", data=data, **config)<text:line-break/> <text:s text:c="3"/>model.save()<text:line-break/><text:line-break/></text:p>
      <text:p text:style-name="P3"><text:span text:style-name="Source_20_Text"><text:span text:style-name="T2"># The **config unpacks the dictionary</text:span></text:span></text:p>
      <text:p text:style-name="P4"><text:span text:style-name="Source_20_Text"><text:span text:style-name="T3">network(**config)</text:span></text:span></text:p>
      <text:p text:style-name="P5"><text:span text:style-name="Source_20_Text"><text:span text:style-name="T2"># This is equivalent to calling: network(host='localhost', port=8080)</text:span></text:span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# Model.py<text:line-break/>import mysql.connector <text:s/># or your DB driver of choice<text:line-break/><text:line-break/>class Model:<text:line-break/> <text:s text:c="3"/>def __init__(self, table_name, data, **db_config):<text:line-break/> <text:s text:c="7"/>self.table_name = table_name<text:line-break/> <text:s text:c="7"/>self.data = data<text:line-break/> <text:s text:c="7"/>self.db_config = db_config<text:line-break/><text:line-break/> <text:s text:c="3"/>def _get_connection(self):<text:line-break/> <text:s text:c="7"/>return mysql.connector.connect(**self.db_config)<text:line-break/><text:line-break/> <text:s text:c="3"/>def save(self):<text:line-break/> <text:s text:c="7"/>if not self.data:<text:line-break/> <text:s text:c="11"/>return<text:line-break/><text:line-break/> <text:s text:c="7"/>columns = list(self.data.keys())<text:line-break/> <text:s text:c="7"/>placeholders = ", ".join(["%s"] * len(columns))<text:line-break/> <text:s text:c="7"/>col_list = ", ".join(columns)<text:line-break/><text:line-break/> <text:s text:c="7"/>query = f"INSERT INTO {self.table_name} ({col_list}) VALUES ({placeholders})"<text:line-break/><text:line-break/> <text:s text:c="7"/>values = [self.data[col] for col in columns]<text:line-break/><text:line-break/> <text:s text:c="7"/>conn = self._get_connection()<text:line-break/> <text:s text:c="7"/>try:<text:line-break/> <text:s text:c="11"/>with conn.cursor() as cur:<text:line-break/> <text:s text:c="15"/>cur.execute(query, values)<text:line-break/> <text:s text:c="11"/>conn.commit()<text:line-break/> <text:s text:c="7"/>finally:<text:line-break/> <text:s text:c="11"/>conn.close()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14:28:29.705346200</meta:creation-date>
    <dc:date>2026-01-08T14:37:01.086314100</dc:date>
    <meta:editing-duration>PT8M31S</meta:editing-duration>
    <meta:editing-cycles>3</meta:editing-cycles>
    <meta:generator>LibreOffice/25.2.7.2$Windows_X86_64 LibreOffice_project/5cbfd1ab6520636bb5f7b99185aa69bd7456825d</meta:generator>
    <meta:print-date>2026-01-08T14:35:09.647810800</meta:print-date>
    <meta:document-statistic meta:table-count="0" meta:image-count="0" meta:object-count="0" meta:page-count="3" meta:paragraph-count="35" meta:word-count="261" meta:character-count="2678" meta:non-whitespace-character-count="2044"/>
  </office:meta>
</office:document-meta>
</file>